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4A0000014A99E0F2A6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complex="Arial1"/>
    </style:style>
    <style:style style:name="P2" style:family="paragraph" style:parent-style-name="Standard">
      <style:text-properties style:font-name="Times New Roman" style:font-name-complex="Times New Roman1"/>
    </style:style>
    <style:style style:name="P3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4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US" style:letter-kerning="tru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AR PL SungtiL GB" style:font-size-asian="14pt" style:font-name-complex="Noto Sans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Noto Sans Devanagari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Noto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/>
    </style:style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icture 4" text:anchor-type="as-char" svg:width="1.4591in" svg:height="1.3382in" draw:z-index="0"><draw:image xlink:href="Pictures/100000000000014A0000014A99E0F2A6.png" xlink:type="simple" xlink:show="embed" xlink:actuate="onLoad"/><svg:desc>../Downloads/static_qr_code_without_logo%208.jpg</svg:desc></draw:frame></text:p>
      </style:header>
      <style:footer>
        <text:p text:style-name="Footer"><text:s text:c="154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arun Rijhwani</meta:initial-creator>
    <dc:creator>Hooshang </dc:creator>
    <meta:editing-cycles>6</meta:editing-cycles>
    <meta:creation-date>2017-03-03T21:01:00</meta:creation-date>
    <dc:date>2018-02-22T13:29:14</dc:date>
    <meta:editing-duration>PT23M51S</meta:editing-duration>
    <meta:generator>OpenOffice/4.1.4$Unix OpenOffice.org_project/414m5$Build-9788</meta:generator>
    <meta:document-statistic meta:table-count="0" meta:image-count="1" meta:object-count="0" meta:page-count="1" meta:paragraph-count="3" meta:word-count="0" meta:character-count="19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